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48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48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Heading_20_4">
      <style:text-properties fo:language="ru" fo:country="RU"/>
    </style:style>
    <style:style style:name="P6" style:family="paragraph" style:parent-style-name="Heading_20_5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T4" style:family="text">
      <style:text-properties fo:language="en" fo:country="US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Импорт конфигурации из информационной базы в новый проект</text:h>
      <text:section text:style-name="Sect1" text:name="i231">
        <text:p text:style-name="P3"><text:span text:style-name="T1">Чтобы импортировать конфигурацию из информационной базы перетащите ее из панели </text:span><text:span text:style-name="T2">Информационные базы</text:span><text:span text:style-name="T1"> в панель </text:span><text:span text:style-name="T2">Навигатор</text:span><text:span text:style-name="T1">. Откроется </text:span><text:a xlink:type="simple" xlink:href="https://its.1c.ru/db/content/edtdoc/src/i078.html?_=1542292896#d0e4108" text:style-name="Internet_20_link" text:visited-style-name="Visited_20_Internet_20_Link">диалог импорта конфигурации из информационной базы</text:a><text:span text:style-name="T1">.</text:span></text:p>
        <text:p text:style-name="P1">В процессе импорта <text:span text:style-name="T3">EDT</text:span> выполнит следующие действия:</text:p>
        <text:list xml:id="list584623318329112409" text:style-name="L48">
          <text:list-item>
            <text:p text:style-name="P4">Выгрузит конфигурацию из информационной базы во временный каталог. Для этого используется команда пакетного режима запуска конфигуратора, выгружающая конфигурацию в файлы XML.</text:p>
          </text:list-item>
          <text:list-item>
            <text:p text:style-name="P4">Загрузит эти файлы XML в рабочую область, выполнив их преобразование во внутреннее файловое представление <text:span text:style-name="T3">EDT</text:span>.</text:p>
          </text:list-item>
          <text:list-item>
            <text:p text:style-name="P4">Удалит временный каталог.</text:p>
          </text:list-item>
          <text:list-item>
            <text:p text:style-name="P4">Построит внутреннюю модель проекта в <text:span text:style-name="T3">EDT</text:span> по внутреннему файловому представлению, содержащемуся в рабочей области. При этом будут выполнены:</text:p>
            <text:list>
              <text:list-item>
                <text:p text:style-name="P4">расчет вычислимых данных,</text:p>
              </text:list-item>
              <text:list-item>
                <text:p text:style-name="P4">расчет поисковых и прочих индексов,</text:p>
              </text:list-item>
              <text:list-item>
                <text:p text:style-name="P2">валидация модели.</text:p>
              </text:list-item>
            </text:list>
          </text:list-item>
        </text:list>
        <text:h text:style-name="P6" text:outline-level="5">Примечание</text:h>
        <text:p text:style-name="P1">Если информационная база открыта в <text:span text:style-name="T3">Конфигураторе</text:span>, импорт будет невозможен.</text:p>
        <text:h text:style-name="P8" text:outline-level="3">Сопутствующая информация</text:h>
        <text:h text:style-name="P5" text:outline-level="4">Концепции</text:h>
        <text:p text:style-name="Text_20_body">‣ <text:a xlink:type="simple" xlink:href="https://its.1c.ru/db/content/edtdoc/src/i018.html?_=1542292896#i018" text:style-name="Internet_20_link" text:visited-style-name="Visited_20_Internet_20_Link"><text:span text:style-name="T1">Экспорт и импорт конфигураций</text:span></text:a></text:p>
        <text:h text:style-name="P5" text:outline-level="4">Знакомство на примерах</text:h>
        <text:p text:style-name="Text_20_body">‣ <text:a xlink:type="simple" xlink:href="https://its.1c.ru/db/content/edtdoc/src/i178.html?_=1542292896#i178" text:style-name="Internet_20_link" text:visited-style-name="Visited_20_Internet_20_Link"><text:span text:style-name="T1">Перевод разработки в </text:span></text:a><text:a xlink:type="simple" xlink:href="https://its.1c.ru/db/content/edtdoc/src/i178.html?_=1542292896#i178" text:style-name="Internet_20_link" text:visited-style-name="Visited_20_Internet_20_Link"><text:span text:style-name="T4">EDT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6:57.610278939</dc:date>
    <meta:editing-duration>PT7H18M14S</meta:editing-duration>
    <meta:editing-cycles>134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37" meta:character-count="1022" meta:non-whitespace-character-count="909"/>
  </office:meta>
</office:document-meta>
</file>